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ackground-color="#dddddd" fo:border="0.99pt solid #000000"/>
    </style:style>
    <style:style style:name="ce3" style:family="table-cell" style:parent-style-name="Default">
      <style:table-cell-properties fo:background-color="#eeeeee" fo:border="0.99pt solid #000000"/>
    </style:style>
    <style:style style:name="ce4" style:family="table-cell" style:parent-style-name="Default">
      <style:table-cell-properties fo:background-color="#333333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8" table:default-cell-style-name="ce1"/>
        <table:table-row table:style-name="ro1">
          <table:table-cell table:style-name="ce1"/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Stet</text:p>
          </table:table-cell>
          <table:table-cell table:style-name="ce2" office:value-type="string" calcext:value-type="string">
            <text:p>Gew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/SUM([.B2:.E2])" office:value-type="float" office:value="0.444444444444444" calcext:value-type="float">
            <text:p>0,444444444444444</text:p>
          </table:table-cell>
          <table:table-cell table:formula="of:=[.B2]/SUM([.B2:.B5])" office:value-type="float" office:value="0.888888888888889" calcext:value-type="float">
            <text:p>0,888888888888889</text:p>
          </table:table-cell>
          <table:table-cell table:formula="of:=2*[.G2]*[.H2]/([.G2]+[.H2])" office:value-type="float" office:value="0.592592592592593" calcext:value-type="float">
            <text:p>0,592592592592593</text:p>
          </table:table-cell>
        </table:table-row>
        <table:table-row table:style-name="ro1">
          <table:table-cell office:value-type="string" calcext:value-type="string">
            <text:p>In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C3]/SUM([.B3:.E3])" office:value-type="float" office:value="0.5" calcext:value-type="float">
            <text:p>0,5</text:p>
          </table:table-cell>
          <table:table-cell table:style-name="ce3" table:formula="of:=[.C3]/SUM([.C2:.C5])" office:value-type="float" office:value="0.357142857142857" calcext:value-type="float">
            <text:p>0,357142857142857</text:p>
          </table:table-cell>
          <table:table-cell table:style-name="ce3" table:formula="of:=2*[.G3]*[.H3]/([.G3]+[.H3])" office:value-type="float" office:value="0.416666666666667" calcext:value-type="float">
            <text:p>0,416666666666667</text:p>
          </table:table-cell>
        </table:table-row>
        <table:table-row table:style-name="ro1">
          <table:table-cell office:value-type="string" calcext:value-type="string">
            <text:p>Ste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4]/SUM([.B4:.E4])" office:value-type="float" office:value="0.444444444444444" calcext:value-type="float">
            <text:p>0,444444444444444</text:p>
          </table:table-cell>
          <table:table-cell table:formula="of:=[.D4]/SUM([.D2:.D5])" office:value-type="float" office:value="0.444444444444444" calcext:value-type="float">
            <text:p>0,444444444444444</text:p>
          </table:table-cell>
          <table:table-cell table:formula="of:=2*[.G4]*[.H4]/([.G4]+[.H4])" office:value-type="float" office:value="0.444444444444444" calcext:value-type="float">
            <text:p>0,444444444444444</text:p>
          </table:table-cell>
        </table:table-row>
        <table:table-row table:style-name="ro1">
          <table:table-cell office:value-type="string" calcext:value-type="string">
            <text:p>Ge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[.E5]/SUM([.B5:.E5])" office:value-type="float" office:value="0.285714285714286" calcext:value-type="float">
            <text:p>0,285714285714286</text:p>
          </table:table-cell>
          <table:table-cell table:style-name="ce3" table:formula="of:=[.E5]/SUM([.E2:.E5])" office:value-type="float" office:value="0.111111111111111" calcext:value-type="float">
            <text:p>0,111111111111111</text:p>
          </table:table-cell>
          <table:table-cell table:style-name="ce3" table:formula="of:=2*[.G5]*[.H5]/([.G5]+[.H5])" office:value-type="float" office:value="0.16" calcext:value-type="float">
            <text:p>0,16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([.B2]+[.C3]+[.D4]+[.E5])/SUM([.B2:.E5])" office:value-type="float" office:value="0.453488372093023" calcext:value-type="float">
            <text:p>0,453488372093023</text:p>
          </table:table-cell>
          <table:table-cell table:formula="of:=SUM([.G2:.G5])/4" office:value-type="float" office:value="0.418650793650794" calcext:value-type="float">
            <text:p>0,418650793650794</text:p>
          </table:table-cell>
          <table:table-cell table:formula="of:=SUM([.H2:.H5])/4" office:value-type="float" office:value="0.450396825396825" calcext:value-type="float">
            <text:p>0,450396825396825</text:p>
          </table:table-cell>
          <table:table-cell table:formula="of:=SUM([.I2:.I5])/4" office:value-type="float" office:value="0.403425925925926" calcext:value-type="float">
            <text:p>0,403425925925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10:29:09.0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0:41:27.911000000</meta:creation-date>
    <dc:date>2019-12-04T10:41:24.423000000</dc:date>
    <meta:editing-duration>PT16M47S</meta:editing-duration>
    <meta:editing-cycles>4</meta:editing-cycles>
    <meta:generator>LibreOffice/5.4.4.2$Windows_X86_64 LibreOffice_project/2524958677847fb3bb44820e40380acbe820f960</meta:generator>
    <meta:document-statistic meta:table-count="1" meta:cell-count="45" meta:object-count="0"/>
  </office:meta>
</office:document-meta>
</file>